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cbc4a" officeooo:paragraph-rsid="0018c94b"/>
    </style:style>
    <style:style style:name="P2" style:family="paragraph" style:parent-style-name="Standard">
      <style:paragraph-properties fo:text-align="justify" style:justify-single-word="false"/>
      <style:text-properties officeooo:rsid="001cbc4a" officeooo:paragraph-rsid="001af661"/>
    </style:style>
    <style:style style:name="P3" style:family="paragraph" style:parent-style-name="Standard">
      <style:text-properties officeooo:rsid="001cbc4a" officeooo:paragraph-rsid="0018c94b"/>
    </style:style>
    <style:style style:name="T1" style:family="text">
      <style:text-properties officeooo:rsid="0018c94b"/>
    </style:style>
    <style:style style:name="T2" style:family="text">
      <style:text-properties officeooo:rsid="001a0af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arhan Hyder</text:p>
      <text:p text:style-name="P3">CSC 332 - Lab <text:span text:style-name="T1">6</text:span> report</text:p>
      <text:p text:style-name="P3">Date : 1<text:span text:style-name="T1">2</text:span>/<text:span text:style-name="T1">0</text:span>6/2018</text:p>
      <text:p text:style-name="P1"/>
      <text:p text:style-name="P1"><text:tab/></text:p>
      <text:p text:style-name="P1"><text:tab/><text:span text:style-name="T1">For this problem, there are four processes : agent, smoker1, smoker2, smoker3. The main idea of this project is that- there are three ingredients to make a cigarette : tobacco, match, and paper. Each of the three smokers has one unique ingredient in their possession. Now, in every round the agent randomly picks two ingredients, and gives them to whichever smoker has the missing piece. So, if the agent picks match and paper, then it will give them to the smoker has tobacco. </text:span></text:p>
      <text:p text:style-name="P2"><text:tab/><text:span text:style-name="T2">Above is the idea of this project. The only different in the implementations are that- the agent randomly picks a smoker (which would be basically the same thing as explained above).</text:span></text:p>
      <text:p text:style-name="P2"><text:span text:style-name="T2"><text:tab/> Now, for this project to avoid racing conditions two types of locking mechanisms are used: semaphore, pthread mutex. Semaphores have a synchronized counter and mutexes are just binary. That’s why for the semaphore solution (task6_semaphores.c) forking are used. However, same could not be done for the pthread solution (task6_pthreadlib.c).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7:36:54.021971532</meta:creation-date>
    <dc:date>2018-12-07T18:05:08.146598590</dc:date>
    <meta:editing-duration>PT6M33S</meta:editing-duration>
    <meta:editing-cycles>2</meta:editing-cycles>
    <meta:generator>LibreOffice/6.0.6.2$Linux_X86_64 LibreOffice_project/00m0$Build-2</meta:generator>
    <meta:document-statistic meta:table-count="0" meta:image-count="0" meta:object-count="0" meta:page-count="1" meta:paragraph-count="7" meta:word-count="174" meta:character-count="1057" meta:non-whitespace-character-count="882"/>
  </office:meta>
</office:document-meta>
</file>